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4/02/2018</text:date>, <text:time>19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4T19:33:18.83</dc:date>
    <dc:creator>Max Plaiz</dc:creator>
    <meta:editing-duration>PT2H25M35S</meta:editing-duration>
    <meta:editing-cycles>19</meta:editing-cycles>
    <meta:generator>OpenOffice/4.1.3$Win32 OpenOffice.org_project/413m1$Build-9783</meta:generator>
    <meta:document-statistic meta:table-count="1" meta:cell-count="46" meta:object-count="0"/>
  </office:meta>
</office:document-meta>
</file>